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8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14056in" style:font-size-asian="0.14056in" style:font-size-complex="0.14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3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35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55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1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57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96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6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66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none" draw:stroke="solid" svg:stroke-width="0.00694in" svg:stroke-color="#9bbb59" svg:stroke-opacity="100%" draw:stroke-linejoin="miter" svg:stroke-linecap="butt"/>
    </style:style>
    <style:style style:family="graphic" style:name="a569">
      <style:graphic-properties draw:fill="none" draw:stroke="solid" svg:stroke-width="0.00694in" svg:stroke-color="#9bbb59" svg:stroke-opacity="100%" draw:stroke-linejoin="miter" svg:stroke-linecap="but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57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0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50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7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6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6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none" draw:stroke="solid" svg:stroke-width="0.01042in" svg:stroke-color="#000000" draw:marker-end="a581" svg:stroke-opacity="100%" draw:stroke-linejoin="miter" svg:stroke-linecap="butt"/>
    </style:style>
    <style:style style:family="paragraph" style:name="a51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8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8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none" draw:stroke="solid" svg:stroke-width="0.01042in" svg:stroke-color="#000000" draw:marker-end="a586" svg:stroke-opacity="100%" draw:stroke-linejoin="miter" svg:stroke-linecap="butt"/>
    </style:style>
    <style:style style:family="graphic" style:name="a400">
      <style:graphic-properties draw:fill="none" draw:stroke="solid" svg:stroke-width="0.00694in" svg:stroke-color="#9bbb59" svg:stroke-opacity="100%" draw:stroke-linejoin="miter" svg:stroke-linecap="butt"/>
    </style:style>
    <style:style style:family="graphic" style:name="a401">
      <style:graphic-properties draw:fill="none" draw:stroke="solid" svg:stroke-width="0.00694in" svg:stroke-color="#9bbb59" svg:stroke-opacity="100%" draw:stroke-linejoin="miter" svg:stroke-linecap="butt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03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04">
      <style:graphic-properties fo:wrap-option="wrap" fo:padding-top="0.02381in" fo:padding-bottom="0.02381in" fo:padding-left="0.04762in" fo:padding-right="0.04762in" draw:textarea-vertical-align="middle" draw:textarea-horizontal-align="center" draw:fill="none" draw:stroke="solid" svg:stroke-width="0.00694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7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7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75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none" draw:stroke="dash" draw:stroke-dash="a408" svg:stroke-width="0.00694in" svg:stroke-color="#000000" svg:stroke-opacity="100%" draw:stroke-linejoin="miter" svg:stroke-linecap="butt"/>
    </style:style>
    <style:style style:family="paragraph" style:name="a47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9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2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25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29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3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7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2813in" fo:padding-bottom="0.02813in" fo:padding-left="0.05625in" fo:padding-right="0.056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2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9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draw:fill="none" draw:stroke="dash" draw:stroke-dash="a425" svg:stroke-width="0.00694in" svg:stroke-color="#000000" svg:stroke-opacity="100%" draw:stroke-linejoin="miter" svg:stroke-linecap="butt"/>
    </style:style>
    <style:style style:family="paragraph" style:name="a49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496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4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0694in" svg:stroke-color="#5b9bd5" svg:stroke-opacity="100%" draw:stroke-linejoin="miter" svg:stroke-linecap="butt"/>
    </style:style>
  </office:automatic-styles>
  <office:body>
    <office:presentation>
      <draw:page draw:name="Slide1" draw:style-name="a381" draw:master-page-name="Master1-Layout1-title-Diapositive-de-titre" presentation:presentation-page-layout-name="Master1-PPL1" draw:id="Slide-256">
        <draw:custom-shape svg:x="0.19754in" svg:y="1.20124in" svg:width="0.83994in" svg:height="0.37101in" draw:id="id63" draw:style-name="a384" draw:name="Rectangle à coins arrondis 3">
          <svg:title/>
          <svg:desc/>
          <text:p text:style-name="a383" text:class-names="" text:cond-style-name=""><text:span text:style-name="a382" text:class-names="">UF1 : Be ergonomi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4">
          <svg:title/>
          <svg:desc/>
          <draw:frame draw:id="id160" draw:style-name="a585" draw:name="ZoneTexte 6" svg:x="1.40491in" svg:y="0.55044in" svg:width="0.56791in" svg:height="0.16101in">
            <draw:text-box>
              <text:p text:style-name="a584" text:class-names="" text:cond-style-name=""><text:span text:style-name="a583" text:class-names="">How ?</text:span></text:p>
            </draw:text-box>
            <svg:title/>
            <svg:desc/>
          </draw:frame>
          <draw:connector draw:type="line" svg:x1="1.15277in" svg:y1="0.72447in" svg:x2="1.9391in" svg:y2="0.72447in" draw:id="id161" draw:style-name="a587" draw:name="Connecteur droit avec flèche 8">
            <svg:title/>
            <svg:desc/>
          </draw:connector>
        </draw:g>
        <draw:g draw:name="Groupe 18" draw:id="id65">
          <svg:title/>
          <svg:desc/>
          <draw:frame draw:id="id158" draw:style-name="a580" draw:name="ZoneTexte 9" svg:x="1.39085in" svg:y="0.74986in" svg:width="0.54596in" svg:height="0.16101in">
            <draw:text-box>
              <text:p text:style-name="a579" text:class-names="" text:cond-style-name=""><text:span text:style-name="a578" text:class-names="">Why ?</text:span></text:p>
            </draw:text-box>
            <svg:title/>
            <svg:desc/>
          </draw:frame>
          <draw:connector draw:type="line" svg:x1="1.91211in" svg:y1="0.92051in" svg:x2="1.13516in" svg:y2="0.92051in" draw:id="id159" draw:style-name="a582" draw:name="Connecteur droit avec flèche 10">
            <svg:title/>
            <svg:desc/>
          </draw:connector>
        </draw:g>
        <draw:connector draw:type="line" svg:x1="2.15919in" svg:y1="1.39336in" draw:start-shape="id66" draw:start-glue-point="1" svg:x2="2.38811in" svg:y2="1.39194in" draw:end-shape="id67" draw:end-glue-point="3" draw:id="id68" draw:style-name="a385" draw:name="Connecteur droit 21">
          <svg:title/>
          <svg:desc/>
        </draw:connector>
        <draw:custom-shape svg:x="4.78424in" svg:y="1.25536in" svg:width="0.68134in" svg:height="0.26564in" draw:id="id69" draw:style-name="a388" draw:name="Rectangle à coins arrondis 22">
          <svg:title/>
          <svg:desc/>
          <text:p text:style-name="a387" text:class-names="" text:cond-style-name=""><text:span text:style-name="a386" text:class-names="">Valv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0" draw:style-name="a391" draw:name="ZoneTexte 188" svg:x="0.16383in" svg:y="0.20607in" svg:width="2.47773in" svg:height="0.22713in">
          <draw:text-box>
            <text:p text:style-name="a390" text:class-names="" text:cond-style-name=""><text:span text:style-name="a389" text:class-names="">Using Function : Be ergonomic</text:span></text:p>
          </draw:text-box>
          <svg:title/>
          <svg:desc/>
        </draw:frame>
        <draw:custom-shape svg:x="3.45103in" svg:y="2.30383in" svg:width="0.68134in" svg:height="0.26564in" draw:id="id71" draw:style-name="a394" draw:name="Rectangle à coins arrondis 22">
          <svg:title/>
          <svg:desc/>
          <text:p text:style-name="a393" text:class-names="" text:cond-style-name=""><text:span text:style-name="a392" text:class-names="">Automated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2">
          <svg:title/>
          <svg:desc/>
          <draw:connector draw:type="line" svg:x1="4.29732in" svg:y1="0.42388in" svg:x2="4.70022in" svg:y2="0.42388in" draw:id="id155" draw:style-name="a573" draw:name="Connecteur droit 24">
            <svg:title/>
            <svg:desc/>
          </draw:connector>
          <draw:connector draw:type="line" svg:x1="4.50113in" svg:y1="0.42388in" svg:x2="4.49877in" svg:y2="0.6689in" draw:id="id156" draw:style-name="a574" draw:name="Connecteur droit 24">
            <svg:title/>
            <svg:desc/>
          </draw:connector>
          <draw:frame draw:id="id157" draw:style-name="a577" draw:name="ZoneTexte 32" svg:x="4.70831in" svg:y="0.45701in" svg:width="0.54596in" svg:height="0.16101in">
            <draw:text-box>
              <text:p text:style-name="a576" text:class-names="" text:cond-style-name=""><text:span text:style-name="a575" text:class-names="">: And</text:span></text:p>
            </draw:text-box>
            <svg:title/>
            <svg:desc/>
          </draw:frame>
        </draw:g>
        <draw:g draw:name="Groupe 119" draw:id="id73">
          <svg:title/>
          <svg:desc/>
          <draw:connector draw:type="line" svg:x1="5.25427in" svg:y1="0.39728in" svg:x2="5.62119in" svg:y2="0.39728in" draw:id="id152" draw:style-name="a568" draw:name="Connecteur droit 24">
            <svg:title/>
            <svg:desc/>
          </draw:connector>
          <draw:connector draw:type="line" svg:x1="5.26218in" svg:y1="0.39728in" svg:x2="5.62119in" svg:y2="0.62969in" draw:id="id153" draw:style-name="a569" draw:name="Connecteur droit 24">
            <svg:title/>
            <svg:desc/>
          </draw:connector>
          <draw:frame draw:id="id154" draw:style-name="a572" draw:name="ZoneTexte 33" svg:x="5.68205in" svg:y="0.37184in" svg:width="0.63293in" svg:height="0.36941in">
            <draw:text-box>
              <text:p text:style-name="a571" text:class-names="" text:cond-style-name=""><text:span text:style-name="a570" text:class-names="">: Inclusive Or (one or more possibility)</text:span></text:p>
            </draw:text-box>
            <svg:title/>
            <svg:desc/>
          </draw:frame>
        </draw:g>
        <draw:connector draw:type="line" svg:x1="1.18576in" svg:y1="1.38818in" svg:x2="1.17904in" svg:y2="7.8628in" draw:id="id74" draw:style-name="a395" draw:name="Connecteur droit 24">
          <svg:title/>
          <svg:desc/>
        </draw:connector>
        <draw:connector draw:type="line" svg:x1="2.15919in" svg:y1="4.9458in" draw:start-shape="id75" draw:start-glue-point="1" svg:x2="2.41769in" svg:y2="6.11249in" draw:end-shape="id76" draw:end-glue-point="3" draw:id="id77" draw:style-name="a396" draw:name="Connecteur droit 21">
          <svg:title/>
          <svg:desc/>
        </draw:connector>
        <draw:frame draw:id="id78" draw:style-name="a399" draw:name="ZoneTexte 33" svg:x="6.7741in" svg:y="0.39728in" svg:width="0.81054in" svg:height="0.26521in">
          <draw:text-box>
            <text:p text:style-name="a398" text:class-names="" text:cond-style-name=""><text:span text:style-name="a397" text:class-names="">: Exclusive Or (only one possibility)</text:span></text:p>
          </draw:text-box>
          <svg:title/>
          <svg:desc/>
        </draw:frame>
        <draw:connector draw:type="line" svg:x1="6.41511in" svg:y1="0.4072in" svg:x2="6.81802in" svg:y2="0.4072in" draw:id="id79" draw:style-name="a400" draw:name="Connecteur droit 24">
          <svg:title/>
          <svg:desc/>
        </draw:connector>
        <draw:connector draw:type="line" svg:x1="6.42379in" svg:y1="0.4072in" svg:x2="6.81802in" svg:y2="0.63961in" draw:id="id80" draw:style-name="a401" draw:name="Connecteur droit 24">
          <svg:title/>
          <svg:desc/>
        </draw:connector>
        <draw:custom-shape svg:x="6.31498in" svg:y="0.35956in" svg:width="0.10881in" svg:height="0.11359in" draw:id="id81" draw:style-name="a404" draw:name="Ellipse 51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13237in" svg:y1="2.43665in" draw:start-shape="id71" draw:start-glue-point="1" svg:x2="4.78424in" svg:y2="2.4346in" draw:end-shape="id82" draw:end-glue-point="3" draw:id="id83" draw:style-name="a405" draw:name="Connecteur droit 21">
          <svg:title/>
          <svg:desc/>
        </draw:connector>
        <draw:connector draw:type="line" svg:x1="4.13238in" svg:y1="2.43665in" draw:start-shape="id71" draw:start-glue-point="1" svg:x2="4.48835in" svg:y2="3.66194in" draw:id="id84" draw:style-name="a406" draw:name="Connecteur droit 21">
          <svg:title/>
          <svg:desc/>
        </draw:connector>
        <draw:connector draw:type="line" svg:x1="3.09903in" svg:y1="6.11249in" draw:start-shape="id76" draw:start-glue-point="1" svg:x2="3.41286in" svg:y2="7.09465in" draw:end-shape="id85" draw:end-glue-point="3" draw:id="id86" draw:style-name="a407" draw:name="Connecteur droit 21">
          <svg:title/>
          <svg:desc/>
        </draw:connector>
        <draw:connector draw:type="line" svg:x1="1.29859in" svg:y1="1.05824in" svg:x2="1.29415in" svg:y2="10.46667in" draw:id="id87" draw:style-name="a409" draw:name="Connecteur droit 98">
          <svg:title/>
          <svg:desc/>
        </draw:connector>
        <draw:frame draw:id="id88" draw:style-name="a412" draw:name="ZoneTexte 33" svg:x="0.22694in" svg:y="0.75414in" svg:width="0.81054in" svg:height="0.16101in">
          <draw:text-box>
            <text:p text:style-name="a411" text:class-names="" text:cond-style-name=""><text:span text:style-name="a410" text:class-names="">Initial function</text:span></text:p>
          </draw:text-box>
          <svg:title/>
          <svg:desc/>
        </draw:frame>
        <draw:frame draw:id="id89" draw:style-name="a415" draw:name="ZoneTexte 33" svg:x="2.47408in" svg:y="0.78589in" svg:width="0.87771in" svg:height="0.16101in">
          <draw:text-box>
            <text:p text:style-name="a414" text:class-names="" text:cond-style-name=""><text:span text:style-name="a413" text:class-names="">Component functions</text:span></text:p>
          </draw:text-box>
          <svg:title/>
          <svg:desc/>
        </draw:frame>
        <draw:frame draw:id="id90" draw:style-name="a420" draw:name="ZoneTexte 33" svg:x="4.66542in" svg:y="0.73006in" svg:width="0.59676in" svg:height="0.26521in">
          <draw:text-box>
            <text:p text:style-name="a417" text:class-names="" text:cond-style-name=""><text:span text:style-name="a416" text:class-names="">Components</text:span></text:p>
            <text:p text:style-name="a419" text:class-names="" text:cond-style-name=""><text:span text:style-name="a418" text:class-names="">Solutions</text:span></text:p>
          </draw:text-box>
          <svg:title/>
          <svg:desc/>
        </draw:frame>
        <draw:custom-shape svg:x="2.47165in" svg:y="3.80428in" svg:width="0.68134in" svg:height="0.35777in" draw:id="id91" draw:style-name="a423" draw:name="Rectangle à coins arrondis 22">
          <svg:title/>
          <svg:desc/>
          <text:p text:style-name="a422" text:class-names="" text:cond-style-name=""><text:span text:style-name="a421" text:class-names="">Not adjustabl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5919in" svg:y1="1.39336in" draw:start-shape="id66" draw:start-glue-point="1" svg:x2="2.47165in" svg:y2="3.98316in" draw:end-shape="id91" draw:end-glue-point="3" draw:id="id92" draw:style-name="a424" draw:name="Connecteur droit 21">
          <svg:title/>
          <svg:desc/>
        </draw:connector>
        <draw:connector draw:type="line" svg:x1="4.57274in" svg:y1="0.93281in" svg:x2="4.55593in" svg:y2="10.46667in" draw:id="id93" draw:style-name="a426" draw:name="Connecteur droit 98">
          <svg:title/>
          <svg:desc/>
        </draw:connector>
        <draw:custom-shape svg:x="2.38811in" svg:y="1.25912in" svg:width="0.68134in" svg:height="0.26564in" draw:id="id67" draw:style-name="a429" draw:name="Rectangle à coins arrondis 22">
          <svg:title/>
          <svg:desc/>
          <text:p text:style-name="a428" text:class-names="" text:cond-style-name=""><text:span text:style-name="a427" text:class-names="">Be adjustable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44956in" svg:y="10.0318in" svg:width="0.68134in" svg:height="0.35777in" draw:id="id94" draw:style-name="a432" draw:name="Rectangle à coins arrondis 22">
          <svg:title/>
          <svg:desc/>
          <text:p text:style-name="a431" text:class-names="" text:cond-style-name=""><text:span text:style-name="a430" text:class-names="">Link each module with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6945in" svg:y1="1.39194in" draw:start-shape="id67" draw:start-glue-point="1" svg:x2="3.45103in" svg:y2="2.43665in" draw:end-shape="id71" draw:end-glue-point="3" draw:id="id95" draw:style-name="a433" draw:name="Connecteur droit 24">
          <svg:title/>
          <svg:desc/>
        </draw:connector>
        <draw:connector draw:type="line" svg:x1="4.13237in" svg:y1="1.39194in" draw:start-shape="id96" draw:start-glue-point="1" svg:x2="4.78424in" svg:y2="1.38818in" draw:end-shape="id69" draw:end-glue-point="3" draw:id="id97" draw:style-name="a434" draw:name="Connecteur droit 24">
          <svg:title/>
          <svg:desc/>
        </draw:connector>
        <draw:connector draw:type="line" svg:x1="5.8898in" svg:y1="1.51363in" svg:x2="6.2927in" svg:y2="1.51219in" draw:id="id98" draw:style-name="a435" draw:name="Connecteur droit 24">
          <svg:title/>
          <svg:desc/>
        </draw:connector>
        <draw:custom-shape svg:x="3.45103in" svg:y="1.25912in" svg:width="0.68134in" svg:height="0.26564in" draw:id="id96" draw:style-name="a438" draw:name="Rectangle à coins arrondis 22">
          <svg:title/>
          <svg:desc/>
          <text:p text:style-name="a437" text:class-names="" text:cond-style-name=""><text:span text:style-name="a436" text:class-names="">Manual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6945in" svg:y1="1.39194in" draw:start-shape="id67" draw:start-glue-point="1" svg:x2="3.45103in" svg:y2="1.39194in" draw:end-shape="id96" draw:end-glue-point="3" draw:id="id99" draw:style-name="a439" draw:name="Connecteur droit 24">
          <svg:title/>
          <svg:desc/>
        </draw:connector>
        <draw:custom-shape svg:x="4.78424in" svg:y="2.30178in" svg:width="0.68134in" svg:height="0.26564in" draw:id="id82" draw:style-name="a442" draw:name="Rectangle à coins arrondis 22">
          <svg:title/>
          <svg:desc/>
          <text:p text:style-name="a441" text:class-names="" text:cond-style-name=""><text:span text:style-name="a440" text:class-names="">Automated valv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7784in" svg:y="1.21447in" svg:width="0.68134in" svg:height="0.35777in" draw:id="id66" draw:style-name="a445" draw:name="Rectangle à coins arrondis 22">
          <svg:title/>
          <svg:desc/>
          <text:p text:style-name="a444" text:class-names="" text:cond-style-name=""><text:span text:style-name="a443" text:class-names="">Be accessible to the us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03748in" svg:y1="1.38674in" draw:start-shape="id63" draw:start-glue-point="1" svg:x2="1.47784in" svg:y2="1.39336in" draw:end-shape="id66" draw:end-glue-point="3" draw:id="id100" draw:style-name="a446" draw:name="Connecteur droit 21">
          <svg:title/>
          <svg:desc/>
        </draw:connector>
        <draw:custom-shape svg:x="1.47784in" svg:y="4.71832in" svg:width="0.68134in" svg:height="0.45495in" draw:id="id75" draw:style-name="a449" draw:name="Rectangle à coins arrondis 22">
          <svg:title/>
          <svg:desc/>
          <text:p text:style-name="a448" text:class-names="" text:cond-style-name=""><text:span text:style-name="a447" text:class-names="">Let analyse of the product quality during the dry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925in" svg:y="4.76691in" svg:width="0.68134in" svg:height="0.35777in" draw:id="id101" draw:style-name="a452" draw:name="Rectangle à coins arrondis 22">
          <svg:title/>
          <svg:desc/>
          <text:p text:style-name="a451" text:class-names="" text:cond-style-name=""><text:span text:style-name="a450" text:class-names="">Be accessible to all part of the dry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7864in" svg:y="1.72083in" svg:width="0.68134in" svg:height="0.26564in" draw:id="id102" draw:style-name="a455" draw:name="Rectangle à coins arrondis 22">
          <svg:title/>
          <svg:desc/>
          <text:p text:style-name="a454" text:class-names="" text:cond-style-name=""><text:span text:style-name="a453" text:class-names="">Pipe interrupter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9877in" svg:y1="1.40476in" svg:x2="4.49877in" svg:y2="1.84731in" draw:id="id103" draw:style-name="a456" draw:name="Connecteur droit 24">
          <svg:title/>
          <svg:desc/>
        </draw:connector>
        <draw:connector draw:type="line" svg:x1="4.49877in" svg:y1="1.85365in" svg:x2="4.77864in" svg:y2="1.85365in" draw:end-shape="id102" draw:end-glue-point="3" draw:id="id104" draw:style-name="a457" draw:name="Connecteur droit 24">
          <svg:title/>
          <svg:desc/>
        </draw:connector>
        <draw:custom-shape svg:x="4.77864in" svg:y="2.96573in" svg:width="0.68134in" svg:height="0.26564in" draw:id="id105" draw:style-name="a460" draw:name="Rectangle à coins arrondis 22">
          <svg:title/>
          <svg:desc/>
          <text:p text:style-name="a459" text:class-names="" text:cond-style-name=""><text:span text:style-name="a458" text:class-names="">Automa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9877in" svg:y1="2.44328in" svg:x2="4.48835in" svg:y2="3.46971in" draw:id="id106" draw:style-name="a461" draw:name="Connecteur droit 24">
          <svg:title/>
          <svg:desc/>
        </draw:connector>
        <draw:connector draw:type="line" svg:x1="4.49877in" svg:y1="3.09855in" svg:x2="4.77864in" svg:y2="3.09855in" draw:end-shape="id105" draw:end-glue-point="3" draw:id="id107" draw:style-name="a462" draw:name="Connecteur droit 24">
          <svg:title/>
          <svg:desc/>
        </draw:connector>
        <draw:connector draw:type="line" svg:x1="4.07384in" svg:y1="4.9458in" draw:start-shape="id101" draw:start-glue-point="1" svg:x2="4.73597in" svg:y2="5.50875in" draw:end-shape="id108" draw:end-glue-point="3" draw:id="id109" draw:style-name="a463" draw:name="Connecteur droit 21">
          <svg:title/>
          <svg:desc/>
        </draw:connector>
        <draw:custom-shape svg:x="4.73597in" svg:y="5.32987in" svg:width="0.68134in" svg:height="0.35777in" draw:id="id108" draw:style-name="a466" draw:name="Rectangle à coins arrondis 22">
          <svg:title/>
          <svg:desc/>
          <text:p text:style-name="a465" text:class-names="" text:cond-style-name=""><text:span text:style-name="a464" text:class-names="">Scale adapt to the us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3598in" svg:y="4.76569in" svg:width="0.68134in" svg:height="0.35777in" draw:id="id110" draw:style-name="a469" draw:name="Rectangle à coins arrondis 22">
          <svg:title/>
          <svg:desc/>
          <text:p text:style-name="a468" text:class-names="" text:cond-style-name=""><text:span text:style-name="a467" text:class-names="">Size adapt to the us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07384in" svg:y1="4.9458in" draw:start-shape="id101" draw:start-glue-point="1" svg:x2="4.73598in" svg:y2="4.94458in" draw:end-shape="id110" draw:end-glue-point="3" draw:id="id111" draw:style-name="a470" draw:name="Connecteur droit 21">
          <svg:title/>
          <svg:desc/>
        </draw:connector>
        <draw:connector draw:type="line" svg:x1="3.15299in" svg:y1="4.94895in" draw:start-shape="id112" draw:start-glue-point="1" svg:x2="3.3925in" svg:y2="4.9458in" draw:end-shape="id101" draw:end-glue-point="3" draw:id="id113" draw:style-name="a471" draw:name="Connecteur droit 21">
          <svg:title/>
          <svg:desc/>
        </draw:connector>
        <draw:custom-shape svg:x="4.73597in" svg:y="5.92927in" svg:width="0.68134in" svg:height="0.35777in" draw:id="id114" draw:style-name="a474" draw:name="Rectangle à coins arrondis 22">
          <svg:title/>
          <svg:desc/>
          <text:p text:style-name="a473" text:class-names="" text:cond-style-name=""><text:span text:style-name="a472" text:class-names="">Camera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13237in" svg:y1="6.10483in" draw:start-shape="id115" draw:start-glue-point="1" svg:x2="4.73597in" svg:y2="6.10815in" draw:end-shape="id114" draw:end-glue-point="3" draw:id="id116" draw:style-name="a475" draw:name="Connecteur droit 21">
          <svg:title/>
          <svg:desc/>
        </draw:connector>
        <draw:custom-shape svg:x="4.73597in" svg:y="6.91452in" svg:width="0.68134in" svg:height="0.35777in" draw:id="id117" draw:style-name="a478" draw:name="Rectangle à coins arrondis 22">
          <svg:title/>
          <svg:desc/>
          <text:p text:style-name="a477" text:class-names="" text:cond-style-name=""><text:span text:style-name="a476" text:class-names="">Weight sens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0942in" svg:y1="7.09465in" draw:start-shape="id85" draw:start-glue-point="1" svg:x2="4.73597in" svg:y2="7.0934in" draw:end-shape="id117" draw:end-glue-point="3" draw:id="id118" draw:style-name="a479" draw:name="Connecteur droit 21">
          <svg:title/>
          <svg:desc/>
        </draw:connector>
        <draw:custom-shape svg:x="2.47165in" svg:y="4.77006in" svg:width="0.68134in" svg:height="0.35777in" draw:id="id112" draw:style-name="a482" draw:name="Rectangle à coins arrondis 22">
          <svg:title/>
          <svg:desc/>
          <text:p text:style-name="a481" text:class-names="" text:cond-style-name=""><text:span text:style-name="a480" text:class-names="">Direct by the us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5919in" svg:y1="4.9458in" draw:start-shape="id75" draw:start-glue-point="1" svg:x2="2.47165in" svg:y2="4.94895in" draw:end-shape="id112" draw:end-glue-point="3" draw:id="id119" draw:style-name="a483" draw:name="Connecteur droit 21">
          <svg:title/>
          <svg:desc/>
        </draw:connector>
        <draw:custom-shape svg:x="2.41769in" svg:y="5.93361in" svg:width="0.68134in" svg:height="0.35777in" draw:id="id76" draw:style-name="a486" draw:name="Rectangle à coins arrondis 22">
          <svg:title/>
          <svg:desc/>
          <text:p text:style-name="a485" text:class-names="" text:cond-style-name=""><text:span text:style-name="a484" text:class-names="">By the user with sens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42514in" svg:y="7.89528in" svg:width="0.68134in" svg:height="0.35777in" draw:id="id120" draw:style-name="a489" draw:name="Rectangle à coins arrondis 22">
          <svg:title/>
          <svg:desc/>
          <text:p text:style-name="a488" text:class-names="" text:cond-style-name=""><text:span text:style-name="a487" text:class-names="">Automati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0649in" svg:y1="8.07417in" draw:start-shape="id120" draw:start-glue-point="1" svg:x2="4.73597in" svg:y2="8.08514in" draw:end-shape="id121" draw:end-glue-point="3" draw:id="id122" draw:style-name="a490" draw:name="Connecteur droit 21">
          <svg:title/>
          <svg:desc/>
        </draw:connector>
        <draw:custom-shape svg:x="4.73597in" svg:y="7.90625in" svg:width="0.68134in" svg:height="0.35777in" draw:id="id121" draw:style-name="a493" draw:name="Rectangle à coins arrondis 22">
          <svg:title/>
          <svg:desc/>
          <text:p text:style-name="a492" text:class-names="" text:cond-style-name=""><text:span text:style-name="a491" text:class-names="">Automa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4274in" svg:y="1.1369in" svg:width="1.33931in" svg:height="0.9337in" draw:id="id123" draw:style-name="a497" draw:name="Rectangle à coins arrondis 22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4274in" svg:y="2.20939in" svg:width="1.32116in" svg:height="1.45481in" draw:id="id124" draw:style-name="a501" draw:name="Rectangle à coins arrondis 22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5919in" svg:y1="4.9458in" draw:start-shape="id75" draw:start-glue-point="1" svg:x2="2.42514in" svg:y2="8.07417in" draw:end-shape="id120" draw:end-glue-point="3" draw:id="id125" draw:style-name="a502" draw:name="Connecteur droit 21">
          <svg:title/>
          <svg:desc/>
        </draw:connector>
        <draw:custom-shape svg:x="3.45103in" svg:y="5.92595in" svg:width="0.68134in" svg:height="0.35777in" draw:id="id115" draw:style-name="a505" draw:name="Rectangle à coins arrondis 22">
          <svg:title/>
          <svg:desc/>
          <text:p text:style-name="a504" text:class-names="" text:cond-style-name=""><text:span text:style-name="a503" text:class-names="">Visual te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1286in" svg:y="6.91577in" svg:width="0.68134in" svg:height="0.35777in" draw:id="id85" draw:style-name="a508" draw:name="Rectangle à coins arrondis 22">
          <svg:title/>
          <svg:desc/>
          <text:p text:style-name="a507" text:class-names="" text:cond-style-name=""><text:span text:style-name="a506" text:class-names="">Hygrometric te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9903in" svg:y1="6.11249in" draw:start-shape="id76" draw:start-glue-point="1" svg:x2="3.45103in" svg:y2="6.10483in" draw:end-shape="id115" draw:end-glue-point="3" draw:id="id126" draw:style-name="a509" draw:name="Connecteur droit 21">
          <svg:title/>
          <svg:desc/>
        </draw:connector>
        <draw:custom-shape svg:x="4.73597in" svg:y="3.86285in" svg:width="0.68134in" svg:height="0.26564in" draw:id="id127" draw:style-name="a512" draw:name="Rectangle à coins arrondis 22">
          <svg:title/>
          <svg:desc/>
          <text:p text:style-name="a511" text:class-names="" text:cond-style-name=""><text:span text:style-name="a510" text:class-names="">No componen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15299in" svg:y1="3.98316in" draw:start-shape="id91" draw:start-glue-point="1" svg:x2="4.73597in" svg:y2="3.99567in" draw:end-shape="id127" draw:end-glue-point="3" draw:id="id128" draw:style-name="a513" draw:name="Connecteur droit 24">
          <svg:title/>
          <svg:desc/>
        </draw:connector>
        <draw:custom-shape svg:x="4.76822in" svg:y="3.33566in" svg:width="0.68134in" svg:height="0.26564in" draw:id="id129" draw:style-name="a516" draw:name="Rectangle à coins arrondis 22">
          <svg:title/>
          <svg:desc/>
          <text:p text:style-name="a515" text:class-names="" text:cond-style-name=""><text:span text:style-name="a514" text:class-names="">Button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8835in" svg:y1="3.46848in" svg:x2="4.76822in" svg:y2="3.46848in" draw:end-shape="id129" draw:end-glue-point="3" draw:id="id130" draw:style-name="a517" draw:name="Connecteur droit 24">
          <svg:title/>
          <svg:desc/>
        </draw:connector>
        <draw:connector draw:type="line" svg:x1="1.18067in" svg:y1="4.94895in" svg:x2="1.47784in" svg:y2="4.9458in" draw:end-shape="id75" draw:end-glue-point="3" draw:id="id131" draw:style-name="a518" draw:name="Connecteur droit 21">
          <svg:title/>
          <svg:desc/>
        </draw:connector>
        <draw:custom-shape svg:x="4.77864in" svg:y="2.63201in" svg:width="0.68134in" svg:height="0.26564in" draw:id="id132" draw:style-name="a521" draw:name="Rectangle à coins arrondis 22">
          <svg:title/>
          <svg:desc/>
          <text:p text:style-name="a520" text:class-names="" text:cond-style-name=""><text:span text:style-name="a519" text:class-names="">Conta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9877in" svg:y1="2.76483in" svg:x2="4.77864in" svg:y2="2.76483in" draw:end-shape="id132" draw:end-glue-point="3" draw:id="id133" draw:style-name="a522" draw:name="Connecteur droit 24">
          <svg:title/>
          <svg:desc/>
        </draw:connector>
        <draw:custom-shape svg:x="4.3267in" svg:y="3.77186in" svg:width="1.32116in" svg:height="0.44759in" draw:id="id134" draw:style-name="a526" draw:name="Rectangle à coins arrondis 22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4157in" svg:y="4.72448in" svg:width="1.32116in" svg:height="0.44759in" draw:id="id135" draw:style-name="a530" draw:name="Rectangle à coins arrondis 22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371in" svg:y="5.26976in" svg:width="1.32116in" svg:height="0.44759in" draw:id="id136" draw:style-name="a534" draw:name="Rectangle à coins arrondis 22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29732in" svg:y="6.85484in" svg:width="1.32116in" svg:height="0.91443in" draw:id="id137" draw:style-name="a538" draw:name="Rectangle à coins arrondis 22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3597in" svg:y="6.38883in" svg:width="0.68134in" svg:height="0.35777in" draw:id="id138" draw:style-name="a541" draw:name="Rectangle à coins arrondis 22">
          <svg:title/>
          <svg:desc/>
          <text:p text:style-name="a540" text:class-names="" text:cond-style-name=""><text:span text:style-name="a539" text:class-names="">Scree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583in" svg:y1="6.57104in" svg:x2="4.73597in" svg:y2="6.56772in" draw:end-shape="id138" draw:end-glue-point="3" draw:id="id139" draw:style-name="a542" draw:name="Connecteur droit 21">
          <svg:title/>
          <svg:desc/>
        </draw:connector>
        <draw:connector draw:type="line" svg:x1="4.46354in" svg:y1="6.10483in" svg:x2="4.46354in" svg:y2="6.57104in" draw:id="id140" draw:style-name="a543" draw:name="Connecteur droit 21">
          <svg:title/>
          <svg:desc/>
        </draw:connector>
        <draw:custom-shape svg:x="4.73597in" svg:y="7.32807in" svg:width="0.68134in" svg:height="0.35777in" draw:id="id141" draw:style-name="a546" draw:name="Rectangle à coins arrondis 22">
          <svg:title/>
          <svg:desc/>
          <text:p text:style-name="a545" text:class-names="" text:cond-style-name=""><text:span text:style-name="a544" text:class-names="">Screen 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6727in" svg:y1="7.0934in" svg:x2="4.46727in" svg:y2="7.50695in" draw:id="id142" draw:style-name="a547" draw:name="Connecteur droit 21">
          <svg:title/>
          <svg:desc/>
        </draw:connector>
        <draw:connector draw:type="line" svg:x1="4.46727in" svg:y1="7.50695in" svg:x2="4.73597in" svg:y2="7.50695in" draw:end-shape="id141" draw:end-glue-point="3" draw:id="id143" draw:style-name="a548" draw:name="Connecteur droit 21">
          <svg:title/>
          <svg:desc/>
        </draw:connector>
        <draw:custom-shape svg:x="4.28377in" svg:y="5.88629in" svg:width="1.32116in" svg:height="0.91443in" draw:id="id144" draw:style-name="a552" draw:name="Rectangle à coins arrondis 22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3597in" svg:y="8.3285in" svg:width="0.68134in" svg:height="0.35777in" draw:id="id145" draw:style-name="a555" draw:name="Rectangle à coins arrondis 22">
          <svg:title/>
          <svg:desc/>
          <text:p text:style-name="a554" text:class-names="" text:cond-style-name=""><text:span text:style-name="a553" text:class-names="">Weight sens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6727in" svg:y1="8.09383in" svg:x2="4.46727in" svg:y2="8.50738in" draw:id="id146" draw:style-name="a556" draw:name="Connecteur droit 21">
          <svg:title/>
          <svg:desc/>
        </draw:connector>
        <draw:connector draw:type="line" svg:x1="4.4583in" svg:y1="8.92483in" svg:x2="4.73597in" svg:y2="8.91969in" draw:end-shape="id147" draw:end-glue-point="3" draw:id="id148" draw:style-name="a557" draw:name="Connecteur droit 21">
          <svg:title/>
          <svg:desc/>
        </draw:connector>
        <draw:custom-shape svg:x="4.73597in" svg:y="8.7408in" svg:width="0.68134in" svg:height="0.35777in" draw:id="id147" draw:style-name="a561" draw:name="Rectangle à coins arrondis 22">
          <svg:title/>
          <svg:desc/>
          <text:p text:style-name="a560" text:class-names="" text:cond-style-name=""><text:span text:style-name="a558" text:class-names="">H/M interface</text:span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6727in" svg:y1="8.50613in" svg:x2="4.46727in" svg:y2="8.91968in" draw:id="id149" draw:style-name="a562" draw:name="Connecteur droit 21">
          <svg:title/>
          <svg:desc/>
        </draw:connector>
        <draw:connector draw:type="line" svg:x1="4.46727in" svg:y1="12.632in" svg:x2="4.73597in" svg:y2="12.632in" draw:end-shape="id147" draw:end-glue-point="3" draw:id="id150" draw:style-name="a563" draw:name="Connecteur droit 21">
          <svg:title/>
          <svg:desc/>
        </draw:connector>
        <draw:custom-shape svg:x="4.29732in" svg:y="7.84009in" svg:width="1.32116in" svg:height="1.37583in" draw:id="id151" draw:style-name="a567" draw:name="Rectangle à coins arrondis 22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64807in" svg:width="6.375in" svg:height="5.63323in"/>
      <presentation:placeholder presentation:object="subtitle" svg:x="0.9375in" svg:y="8.49854in" svg:width="5.625in" svg:height="3.90655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2" style:display-name="Titre et contenu">
      <presentation:placeholder presentation:object="title" svg:x="0.51563in" svg:y="0.86147in" svg:width="6.46875in" svg:height="3.12749in"/>
      <presentation:placeholder presentation:object="object" svg:x="0.51563in" svg:y="4.30732in" svg:width="6.46875in" svg:height="10.26641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3" style:display-name="Titre de section">
      <presentation:placeholder presentation:object="title" svg:x="0.51172in" svg:y="4.03391in" svg:width="6.46875in" svg:height="6.73066in"/>
      <presentation:placeholder presentation:object="outline" svg:x="0.51172in" svg:y="10.82824in" svg:width="6.46875in" svg:height="3.5395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4" style:display-name="Deux contenus">
      <presentation:placeholder presentation:object="title" svg:x="0.51563in" svg:y="0.86147in" svg:width="6.46875in" svg:height="3.12749in"/>
      <presentation:placeholder presentation:object="object" svg:x="0.51563in" svg:y="4.30732in" svg:width="3.1875in" svg:height="10.26641in"/>
      <presentation:placeholder presentation:object="object" svg:x="3.79688in" svg:y="4.30732in" svg:width="3.1875in" svg:height="10.26641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5" style:display-name="Comparaison">
      <presentation:placeholder presentation:object="title" svg:x="0.5166in" svg:y="0.86147in" svg:width="6.46875in" svg:height="3.12749in"/>
      <presentation:placeholder presentation:object="outline" svg:x="0.5166in" svg:y="3.96648in" svg:width="3.17285in" svg:height="1.94391in"/>
      <presentation:placeholder presentation:object="object" svg:x="0.5166in" svg:y="5.9104in" svg:width="3.17285in" svg:height="8.6933in"/>
      <presentation:placeholder presentation:object="outline" svg:x="3.79688in" svg:y="3.96648in" svg:width="3.18848in" svg:height="1.94391in"/>
      <presentation:placeholder presentation:object="object" svg:x="3.79688in" svg:y="5.9104in" svg:width="3.18848in" svg:height="8.6933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6" style:display-name="Titre seul">
      <presentation:placeholder presentation:object="title" svg:x="0.51563in" svg:y="0.86147in" svg:width="6.46875in" svg:height="3.12749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7" style:display-name="Vide"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8" style:display-name="Contenu avec légende">
      <presentation:placeholder presentation:object="title" svg:x="0.5166in" svg:y="1.0787in" svg:width="2.41895in" svg:height="3.77546in"/>
      <presentation:placeholder presentation:object="object" svg:x="3.18848in" svg:y="2.3297in" svg:width="3.79688in" svg:height="11.49868in"/>
      <presentation:placeholder presentation:object="outline" svg:x="0.5166in" svg:y="4.85417in" svg:width="2.41895in" svg:height="8.99294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9" style:display-name="Image avec légende">
      <presentation:placeholder presentation:object="title" svg:x="0.5166in" svg:y="1.0787in" svg:width="2.41895in" svg:height="3.77546in"/>
      <presentation:placeholder presentation:object="graphic" svg:x="3.18848in" svg:y="2.3297in" svg:width="3.79688in" svg:height="11.49868in"/>
      <presentation:placeholder presentation:object="outline" svg:x="0.5166in" svg:y="4.85417in" svg:width="2.41895in" svg:height="8.99294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10" style:display-name="Titre et texte vertical">
      <presentation:placeholder presentation:object="title" svg:x="0.51563in" svg:y="0.86147in" svg:width="6.46875in" svg:height="3.12749in"/>
      <presentation:placeholder presentation:object="outline" svg:x="0.51563in" svg:y="4.30732in" svg:width="6.46875in" svg:height="10.26641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presentation-page-layout style:name="Master1-PPL11" style:display-name="Titre vertical et texte">
      <presentation:placeholder presentation:object="title" svg:x="5.36719in" svg:y="0.86147in" svg:width="1.61719in" svg:height="13.71227in"/>
      <presentation:placeholder presentation:object="outline" svg:x="0.51563in" svg:y="0.86147in" svg:width="4.75781in" svg:height="13.71227in"/>
      <presentation:placeholder presentation:object="date-time" svg:x="0.51563in" svg:y="14.99698in" svg:width="1.6875in" svg:height="0.86146in"/>
      <presentation:placeholder presentation:object="footer" svg:x="2.48438in" svg:y="14.99698in" svg:width="2.53125in" svg:height="0.86146in"/>
      <presentation:placeholder presentation:object="page-number" svg:x="5.29688in" svg:y="14.99698in" svg:width="1.6875in" svg:height="0.86146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586" svg:viewBox="0 0 20 30" svg:d="m10 0-10 30h20z"/>
    <draw:marker draw:name="a581" svg:viewBox="0 0 20 30" svg:d="m10 0-10 30h20z"/>
    <draw:stroke-dash draw:name="a525" draw:style="rect" draw:dots1="1" draw:dots1-length="0.02083in" draw:distance="0.02083in"/>
    <draw:stroke-dash draw:name="a533" draw:style="rect" draw:dots1="1" draw:dots1-length="0.02083in" draw:distance="0.02083in"/>
    <draw:stroke-dash draw:name="a529" draw:style="rect" draw:dots1="1" draw:dots1-length="0.02083in" draw:distance="0.02083in"/>
    <draw:stroke-dash draw:name="a537" draw:style="rect" draw:dots1="1" draw:dots1-length="0.02083in" draw:distance="0.02083in"/>
    <draw:stroke-dash draw:name="a408" draw:style="rect" draw:dots1="1" draw:dots1-length="0.02084in" draw:distance="0.02084in"/>
    <draw:stroke-dash draw:name="a551" draw:style="rect" draw:dots1="1" draw:dots1-length="0.02083in" draw:distance="0.02083in"/>
    <draw:stroke-dash draw:name="a425" draw:style="rect" draw:dots1="1" draw:dots1-length="0.02084in" draw:distance="0.02084in"/>
    <draw:stroke-dash draw:name="a496" draw:style="rect" draw:dots1="1" draw:dots1-length="0.02083in" draw:distance="0.02083in"/>
    <draw:stroke-dash draw:name="a500" draw:style="rect" draw:dots1="1" draw:dots1-length="0.02083in" draw:distance="0.02083in"/>
    <draw:stroke-dash draw:name="a566" draw:style="rect" draw:dots1="1" draw:dots1-length="0.02083in" draw:distance="0.02083in"/>
  </office:styles>
  <office:automatic-styles>
    <style:page-layout style:name="pageLayout1">
      <style:page-layout-properties fo:page-width="7.5in" fo:page-height="16.18056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86147in" svg:width="6.46875in" svg:height="3.12749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4.30732in" svg:width="6.46875in" svg:height="10.2664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1563in" svg:y="14.99698in" svg:width="1.6875in" svg:height="0.86146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9/11/2017</text:date></text:span><text:span text:style-name="a24" text:class-names=""/></text:p>
        </draw:text-box>
        <svg:title/>
        <svg:desc/>
      </draw:frame>
      <draw:frame draw:id="id3" presentation:style-name="a29" draw:name="Footer Placeholder 4" svg:x="2.48438in" svg:y="14.99698in" svg:width="2.53125in" svg:height="0.8614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29688in" svg:y="14.99698in" svg:width="1.6875in" svg:height="0.86146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0.5625in" svg:y="2.64807in" svg:width="6.375in" svg:height="5.63323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0.9375in" svg:y="8.49854in" svg:width="5.625in" svg:height="3.90655in" presentation:class="subtitle" presentation:placeholder="false">
        <draw:text-box>
          <text:p text:style-name="a41" text:class-names="" text:cond-style-name=""><text:span text:style-name="a39" text:class-names="">Modifier le style des sous-titres du masque</text:span><text:span text:style-name="a40" text:class-names=""/></text:p>
        </draw:text-box>
        <svg:title/>
        <svg:desc/>
      </draw:frame>
      <draw:frame draw:id="id7" presentation:style-name="a47" draw:name="Date Placeholder 3" svg:x="0.51563in" svg:y="14.99698in" svg:width="1.6875in" svg:height="0.86146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9/11/2017</text:date></text:span><text:span text:style-name="a45" text:class-names=""/></text:p>
        </draw:text-box>
        <svg:title/>
        <svg:desc/>
      </draw:frame>
      <draw:frame draw:id="id8" presentation:style-name="a50" draw:name="Footer Placeholder 4" svg:x="2.48438in" svg:y="14.99698in" svg:width="2.53125in" svg:height="0.86146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5.29688in" svg:y="14.99698in" svg:width="1.6875in" svg:height="0.86146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le 1" svg:x="0.51563in" svg:y="0.86147in" svg:width="6.46875in" svg:height="3.12749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Content Placeholder 2" svg:x="0.51563in" svg:y="4.30732in" svg:width="6.46875in" svg:height="10.26641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1563in" svg:y="14.99698in" svg:width="1.6875in" svg:height="0.86146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9/11/2017</text:date></text:span><text:span text:style-name="a79" text:class-names=""/></text:p>
        </draw:text-box>
        <svg:title/>
        <svg:desc/>
      </draw:frame>
      <draw:frame draw:id="id13" presentation:style-name="a84" draw:name="Footer Placeholder 4" svg:x="2.48438in" svg:y="14.99698in" svg:width="2.53125in" svg:height="0.86146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5.29688in" svg:y="14.99698in" svg:width="1.6875in" svg:height="0.86146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le 1" svg:x="0.51172in" svg:y="4.03391in" svg:width="6.46875in" svg:height="6.73066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Text Placeholder 2" svg:x="0.51172in" svg:y="10.82824in" svg:width="6.46875in" svg:height="3.5395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102" draw:name="Date Placeholder 3" svg:x="0.51563in" svg:y="14.99698in" svg:width="1.6875in" svg:height="0.86146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9/11/2017</text:date></text:span><text:span text:style-name="a100" text:class-names=""/></text:p>
        </draw:text-box>
        <svg:title/>
        <svg:desc/>
      </draw:frame>
      <draw:frame draw:id="id18" presentation:style-name="a105" draw:name="Footer Placeholder 4" svg:x="2.48438in" svg:y="14.99698in" svg:width="2.53125in" svg:height="0.86146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5.29688in" svg:y="14.99698in" svg:width="1.6875in" svg:height="0.86146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le 1" svg:x="0.51563in" svg:y="0.86147in" svg:width="6.46875in" svg:height="3.12749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Content Placeholder 2" svg:x="0.51563in" svg:y="4.30732in" svg:width="3.1875in" svg:height="10.26641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3.79688in" svg:y="4.30732in" svg:width="3.1875in" svg:height="10.26641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1563in" svg:y="14.99698in" svg:width="1.6875in" svg:height="0.86146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9/11/2017</text:date></text:span><text:span text:style-name="a151" text:class-names=""/></text:p>
        </draw:text-box>
        <svg:title/>
        <svg:desc/>
      </draw:frame>
      <draw:frame draw:id="id24" presentation:style-name="a156" draw:name="Footer Placeholder 5" svg:x="2.48438in" svg:y="14.99698in" svg:width="2.53125in" svg:height="0.86146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5.29688in" svg:y="14.99698in" svg:width="1.6875in" svg:height="0.86146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le 1" svg:x="0.5166in" svg:y="0.86147in" svg:width="6.46875in" svg:height="3.12749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Text Placeholder 2" svg:x="0.5166in" svg:y="3.96648in" svg:width="3.17285in" svg:height="1.94391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86" draw:name="Content Placeholder 3" svg:x="0.5166in" svg:y="5.9104in" svg:width="3.17285in" svg:height="8.6933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3.79688in" svg:y="3.96648in" svg:width="3.18848in" svg:height="1.9439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207" draw:name="Content Placeholder 5" svg:x="3.79688in" svg:y="5.9104in" svg:width="3.18848in" svg:height="8.6933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1563in" svg:y="14.99698in" svg:width="1.6875in" svg:height="0.86146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9/11/2017</text:date></text:span><text:span text:style-name="a210" text:class-names=""/></text:p>
        </draw:text-box>
        <svg:title/>
        <svg:desc/>
      </draw:frame>
      <draw:frame draw:id="id32" presentation:style-name="a215" draw:name="Footer Placeholder 7" svg:x="2.48438in" svg:y="14.99698in" svg:width="2.53125in" svg:height="0.86146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5.29688in" svg:y="14.99698in" svg:width="1.6875in" svg:height="0.86146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le 1" svg:x="0.51563in" svg:y="0.86147in" svg:width="6.46875in" svg:height="3.12749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Date Placeholder 2" svg:x="0.51563in" svg:y="14.99698in" svg:width="1.6875in" svg:height="0.86146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9/11/2017</text:date></text:span><text:span text:style-name="a227" text:class-names=""/></text:p>
        </draw:text-box>
        <svg:title/>
        <svg:desc/>
      </draw:frame>
      <draw:frame draw:id="id36" presentation:style-name="a232" draw:name="Footer Placeholder 3" svg:x="2.48438in" svg:y="14.99698in" svg:width="2.53125in" svg:height="0.86146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5.29688in" svg:y="14.99698in" svg:width="1.6875in" svg:height="0.86146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Date Placeholder 1" svg:x="0.51563in" svg:y="14.99698in" svg:width="1.6875in" svg:height="0.86146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9/11/2017</text:date></text:span><text:span text:style-name="a240" text:class-names=""/></text:p>
        </draw:text-box>
        <svg:title/>
        <svg:desc/>
      </draw:frame>
      <draw:frame draw:id="id39" presentation:style-name="a245" draw:name="Footer Placeholder 2" svg:x="2.48438in" svg:y="14.99698in" svg:width="2.53125in" svg:height="0.86146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5.29688in" svg:y="14.99698in" svg:width="1.6875in" svg:height="0.86146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le 1" svg:x="0.5166in" svg:y="1.0787in" svg:width="2.41895in" svg:height="3.77546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Content Placeholder 2" svg:x="3.18848in" svg:y="2.3297in" svg:width="3.79688in" svg:height="11.4986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166in" svg:y="4.85417in" svg:width="2.41895in" svg:height="8.9929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80" draw:name="Date Placeholder 4" svg:x="0.51563in" svg:y="14.99698in" svg:width="1.6875in" svg:height="0.86146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9/11/2017</text:date></text:span><text:span text:style-name="a278" text:class-names=""/></text:p>
        </draw:text-box>
        <svg:title/>
        <svg:desc/>
      </draw:frame>
      <draw:frame draw:id="id45" presentation:style-name="a283" draw:name="Footer Placeholder 5" svg:x="2.48438in" svg:y="14.99698in" svg:width="2.53125in" svg:height="0.86146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5.29688in" svg:y="14.99698in" svg:width="1.6875in" svg:height="0.86146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le 1" svg:x="0.5166in" svg:y="1.0787in" svg:width="2.41895in" svg:height="3.77546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6" draw:name="Picture Placeholder 2" svg:x="3.18848in" svg:y="2.3297in" svg:width="3.79688in" svg:height="11.49868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49" presentation:style-name="a300" draw:name="Text Placeholder 3" svg:x="0.5166in" svg:y="4.85417in" svg:width="2.41895in" svg:height="8.9929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05" draw:name="Date Placeholder 4" svg:x="0.51563in" svg:y="14.99698in" svg:width="1.6875in" svg:height="0.86146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09/11/2017</text:date></text:span><text:span text:style-name="a303" text:class-names=""/></text:p>
        </draw:text-box>
        <svg:title/>
        <svg:desc/>
      </draw:frame>
      <draw:frame draw:id="id51" presentation:style-name="a308" draw:name="Footer Placeholder 5" svg:x="2.48438in" svg:y="14.99698in" svg:width="2.53125in" svg:height="0.86146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5.29688in" svg:y="14.99698in" svg:width="1.6875in" svg:height="0.86146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3">
      <draw:frame draw:id="id53" presentation:style-name="a317" draw:name="Title 1" svg:x="0.51563in" svg:y="0.86147in" svg:width="6.46875in" svg:height="3.12749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54" presentation:style-name="a334" draw:name="Vertical Text Placeholder 2" svg:x="0.51563in" svg:y="4.30732in" svg:width="6.46875in" svg:height="10.26641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odifier les styles du texte du masque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Deuxième niveau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Cinquième niveau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1563in" svg:y="14.99698in" svg:width="1.6875in" svg:height="0.86146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09/11/2017</text:date></text:span><text:span text:style-name="a337" text:class-names=""/></text:p>
        </draw:text-box>
        <svg:title/>
        <svg:desc/>
      </draw:frame>
      <draw:frame draw:id="id56" presentation:style-name="a342" draw:name="Footer Placeholder 4" svg:x="2.48438in" svg:y="14.99698in" svg:width="2.53125in" svg:height="0.86146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5.29688in" svg:y="14.99698in" svg:width="1.6875in" svg:height="0.86146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7">
      <draw:frame draw:id="id58" presentation:style-name="a351" draw:name="Vertical Title 1" svg:x="5.36719in" svg:y="0.86147in" svg:width="1.61719in" svg:height="13.71227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59" presentation:style-name="a368" draw:name="Vertical Text Placeholder 2" svg:x="0.51563in" svg:y="0.86147in" svg:width="4.75781in" svg:height="13.71227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1563in" svg:y="14.99698in" svg:width="1.6875in" svg:height="0.86146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09/11/2017</text:date></text:span><text:span text:style-name="a371" text:class-names=""/></text:p>
        </draw:text-box>
        <svg:title/>
        <svg:desc/>
      </draw:frame>
      <draw:frame draw:id="id61" presentation:style-name="a376" draw:name="Footer Placeholder 4" svg:x="2.48438in" svg:y="14.99698in" svg:width="2.53125in" svg:height="0.86146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5.29688in" svg:y="14.99698in" svg:width="1.6875in" svg:height="0.86146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1-09T09:41:59Z</dc:date>
    <meta:template xlink:href="Office%20Theme" xlink:type="simple"/>
    <meta:editing-cycles>24</meta:editing-cycles>
    <meta:editing-duration>PT123666S</meta:editing-duration>
    <meta:document-statistic meta:paragraph-count="40" meta:word-count="115"/>
  </office:meta>
</office:document-meta>
</file>